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c346c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10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1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paragraph-properties fo:margin-left="0.379cm" fo:margin-right="0.009cm" fo:text-indent="-0.423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  <style:style style:name="T10" style:family="text">
      <style:text-properties officeooo:rsid="00104f76"/>
    </style:style>
    <style:style style:name="T11" style:family="text">
      <style:text-properties officeooo:rsid="00109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6">Modifica <text:span text:style-name="T10">orario</text:span> bambino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7">L'utente accede al sistema e viene riconosciuto <text:span text:style-name="T1">come Impiegato.</text:span></text:p>
            <text:p text:style-name="P2">Un Genitore deve aver fatto <text:span text:style-name="T9">una richiesta specifica</text:span> <text:span text:style-name="T9">(</text:span>use case <text:span text:style-name="T11">28</text:span>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p text:style-name="P10"><text:s text:c="10"/><text:span text:style-name="T5">a</text:span>. il sistema mostra una notifica, <text:span text:style-name="T4">un genitore richiede l'approvazione della modifica del</text:span><text:span text:style-name="T11">l'orario</text:span><text:span text:style-name="T4"> </text:span><text:span text:style-name="T5">del proprio bambino</text:span>.</text:p>
            <text:p text:style-name="P6"/>
            <text:p text:style-name="P12"><text:span text:style-name="T5">b</text:span>.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<text:p text:style-name="P8"/>
            <text:p text:style-name="P11"><text:span text:style-name="T6">c.</text:span> il sistema invia una notifica al genitore.</text:p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9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3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3</meta:editing-cycles>
    <meta:generator>LibreOffice/3.6$Windows_x86 LibreOffice_project/da8c1e6-fd468f4-454e206-f42a4a9-143cfd</meta:generator>
    <dc:date>2012-10-23T10:02:13.57</dc:date>
    <meta:document-statistic meta:table-count="1" meta:image-count="0" meta:object-count="0" meta:page-count="1" meta:paragraph-count="17" meta:word-count="117" meta:character-count="806" meta:non-whitespace-character-count="696"/>
    <meta:user-defined meta:name="Info 1"/>
    <meta:user-defined meta:name="Info 2"/>
    <meta:user-defined meta:name="Info 3"/>
    <meta:user-defined meta:name="Info 4"/>
  </office:meta>
</office:document-meta>
</file>